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382in" fo:margin-left="0in" table:align="left"/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1.9757in"/>
    </style:style>
    <style:style style:name="Table1.C" style:family="table-column">
      <style:table-column-properties style:column-width="1.1111in"/>
    </style:style>
    <style:style style:name="Table1.D" style:family="table-column">
      <style:table-column-properties style:column-width="1.875in"/>
    </style:style>
    <style:style style:name="Table1.E" style:family="table-column">
      <style:table-column-properties style:column-width="0.7924in"/>
    </style:style>
    <style:style style:name="Table1.A1" style:family="table-cell">
      <style:table-cell-properties style:vertical-align="middle" fo:padding="0.0201in" fo:border-left="1.5pt solid #808080" fo:border-right="none" fo:border-top="1.5pt solid #808080" fo:border-bottom="1.5pt solid #808080"/>
    </style:style>
    <style:style style:name="Table1.E1" style:family="table-cell">
      <style:table-cell-properties style:vertical-align="middle" fo:padding="0.0201in" fo:border="1.5pt solid #808080"/>
    </style:style>
    <style:style style:name="Table1.A2" style:family="table-cell">
      <style:table-cell-properties style:vertical-align="middle" fo:padding="0.0201in" fo:border-left="1.5pt solid #808080" fo:border-right="none" fo:border-top="none" fo:border-bottom="1.5pt solid #808080"/>
    </style:style>
    <style:style style:name="Table1.E2" style:family="table-cell">
      <style:table-cell-properties style:vertical-align="middle" fo:padding="0.0201in" fo:border-left="1.5pt solid #808080" fo:border-right="1.5pt solid #808080" fo:border-top="none" fo:border-bottom="1.5pt solid #808080"/>
    </style:style>
    <style:style style:name="Table2" style:family="table">
      <style:table-properties style:width="6.9382in" fo:margin-left="0in" table:align="left"/>
    </style:style>
    <style:style style:name="Table2.A" style:family="table-column">
      <style:table-column-properties style:column-width="1.184in"/>
    </style:style>
    <style:style style:name="Table2.B" style:family="table-column">
      <style:table-column-properties style:column-width="1.9757in"/>
    </style:style>
    <style:style style:name="Table2.C" style:family="table-column">
      <style:table-column-properties style:column-width="1.1111in"/>
    </style:style>
    <style:style style:name="Table2.D" style:family="table-column">
      <style:table-column-properties style:column-width="1.875in"/>
    </style:style>
    <style:style style:name="Table2.E" style:family="table-column">
      <style:table-column-properties style:column-width="0.7924in"/>
    </style:style>
    <style:style style:name="Table2.A1" style:family="table-cell">
      <style:table-cell-properties style:vertical-align="middle" fo:padding="0.0201in" fo:border-left="1.5pt solid #808080" fo:border-right="none" fo:border-top="1.5pt solid #808080" fo:border-bottom="1.5pt solid #808080"/>
    </style:style>
    <style:style style:name="Table2.E1" style:family="table-cell">
      <style:table-cell-properties style:vertical-align="middle" fo:padding="0.0201in" fo:border="1.5pt solid #808080"/>
    </style:style>
    <style:style style:name="Table2.A2" style:family="table-cell">
      <style:table-cell-properties style:vertical-align="middle" fo:padding="0.0201in" fo:border-left="1.5pt solid #808080" fo:border-right="none" fo:border-top="none" fo:border-bottom="1.5pt solid #808080"/>
    </style:style>
    <style:style style:name="Table2.E2" style:family="table-cell">
      <style:table-cell-properties style:vertical-align="middle" fo:padding="0.0201in" fo:border-left="1.5pt solid #808080" fo:border-right="1.5pt solid #808080" fo:border-top="none" fo:border-bottom="1.5pt solid #808080"/>
    </style:style>
    <style:style style:name="P1" style:family="paragraph" style:parent-style-name="Standard">
      <style:text-properties fo:font-weight="bold" officeooo:rsid="00072386" officeooo:paragraph-rsid="00072386" style:font-weight-asian="bold" style:font-weight-complex="bold"/>
    </style:style>
    <style:style style:name="P2" style:family="paragraph" style:parent-style-name="Standard">
      <style:text-properties officeooo:rsid="0007a58f" officeooo:paragraph-rsid="0007a58f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style:font-name="JetBrains Mono"/>
    </style:style>
    <style:style style:name="P7" style:family="paragraph" style:parent-style-name="Standard">
      <style:text-properties style:font-name="Liberation Serif" fo:font-weight="bold" officeooo:rsid="000be660" officeooo:paragraph-rsid="000be660" style:font-weight-asian="bold" style:font-weight-complex="bold"/>
    </style:style>
    <style:style style:name="P8" style:family="paragraph" style:parent-style-name="Standard">
      <style:text-properties fo:font-weight="bold" officeooo:paragraph-rsid="000be660" style:font-weight-asian="bold" style:font-weight-complex="bold"/>
    </style:style>
    <style:style style:name="P9" style:family="paragraph" style:parent-style-name="Standard">
      <style:text-properties style:font-name="JetBrains Mono" officeooo:paragraph-rsid="000be660"/>
    </style:style>
    <style:style style:name="T1" style:family="text">
      <style:text-properties fo:font-size="10pt"/>
    </style:style>
    <style:style style:name="T2" style:family="text">
      <style:text-properties officeooo:rsid="0009fd70"/>
    </style:style>
    <style:style style:name="T3" style:family="text">
      <style:text-properties officeooo:rsid="0008e0fc"/>
    </style:style>
    <style:style style:name="T4" style:family="text">
      <style:text-properties officeooo:rsid="000c8023"/>
    </style:style>
    <style:style style:name="T5" style:family="text">
      <style:text-properties officeooo:rsid="000be660"/>
    </style:style>
    <style:style style:name="T6" style:family="text">
      <style:text-properties officeooo:rsid="000cf7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outer 1 Routing Table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Destination</text:p>
            </table:table-cell>
            <table:table-cell table:style-name="Table1.A1" office:value-type="string">
              <text:p text:style-name="P3">Mask</text:p>
            </table:table-cell>
            <table:table-cell table:style-name="Table1.A1" office:value-type="string">
              <text:p text:style-name="P3">Next Hop</text:p>
            </table:table-cell>
            <table:table-cell table:style-name="Table1.A1" office:value-type="string">
              <text:p text:style-name="P3">Outgoing Interface</text:p>
            </table:table-cell>
            <table:table-cell table:style-name="Table1.E1" office:value-type="string">
              <text:p text:style-name="P3">Comment</text:p>
            </table:table-cell>
          </table:table-row>
        </table:table-header-rows>
        <table:table-row>
          <table:table-cell table:style-name="Table1.A2" office:value-type="string">
            <text:p text:style-name="P4"><text:span text:style-name="Source_20_Text">192.168.1.0</text:span></text:p>
          </table:table-cell>
          <table:table-cell table:style-name="Table1.A2" office:value-type="string">
            <text:p text:style-name="P4"><text:span text:style-name="Source_20_Text">255.255.255.0</text:span> (/24)</text:p>
          </table:table-cell>
          <table:table-cell table:style-name="Table1.A2" office:value-type="string">
            <text:p text:style-name="Table_20_Contents">—</text:p>
          </table:table-cell>
          <table:table-cell table:style-name="Table1.A2" office:value-type="string">
            <text:p text:style-name="Table_20_Contents"><text:span text:style-name="Source_20_Text">GigabitEthernet0/0</text:span></text:p>
          </table:table-cell>
          <table:table-cell table:style-name="Table1.E2" office:value-type="string">
            <text:p text:style-name="Table_20_Contents">LAN1</text:p>
          </table:table-cell>
        </table:table-row>
        <table:table-row>
          <table:table-cell table:style-name="Table1.A2" office:value-type="string">
            <text:p text:style-name="P4"><text:span text:style-name="Source_20_Text">192.168.3.0</text:span></text:p>
          </table:table-cell>
          <table:table-cell table:style-name="Table1.A2" office:value-type="string">
            <text:p text:style-name="P4"><text:span text:style-name="Source_20_Text">255.255.255.252</text:span> (/30)</text:p>
          </table:table-cell>
          <table:table-cell table:style-name="Table1.A2" office:value-type="string">
            <text:p text:style-name="Table_20_Contents">—</text:p>
          </table:table-cell>
          <table:table-cell table:style-name="Table1.A2" office:value-type="string">
            <text:p text:style-name="Table_20_Contents"><text:span text:style-name="Source_20_Text">GigabitEthernet0/1</text:span></text:p>
          </table:table-cell>
          <table:table-cell table:style-name="Table1.E2" office:value-type="string">
            <text:p text:style-name="Table_20_Contents">Link to R2</text:p>
          </table:table-cell>
        </table:table-row>
        <table:table-row>
          <table:table-cell table:style-name="Table1.A2" office:value-type="string">
            <text:p text:style-name="P4"><text:span text:style-name="Source_20_Text">192.168.2.0</text:span></text:p>
          </table:table-cell>
          <table:table-cell table:style-name="Table1.A2" office:value-type="string">
            <text:p text:style-name="P4"><text:span text:style-name="Source_20_Text">255.255.255.0</text:span> (/24)</text:p>
          </table:table-cell>
          <table:table-cell table:style-name="Table1.A2" office:value-type="string">
            <text:p text:style-name="Table_20_Contents"><text:span text:style-name="Source_20_Text"><text:span text:style-name="T1">192.168.3.2</text:span></text:span></text:p>
          </table:table-cell>
          <table:table-cell table:style-name="Table1.A2" office:value-type="string">
            <text:p text:style-name="Table_20_Contents"><text:span text:style-name="Source_20_Text">GigabitEthernet0/1</text:span></text:p>
          </table:table-cell>
          <table:table-cell table:style-name="Table1.E2" office:value-type="string">
            <text:p text:style-name="Table_20_Contents">static route via R2</text:p>
          </table:table-cell>
        </table:table-row>
      </table:table>
      <text:p text:style-name="Standard"/>
      <text:p text:style-name="Standard"/>
      <text:p text:style-name="P1">Router 2 Routing Table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3">Destination</text:p>
            </table:table-cell>
            <table:table-cell table:style-name="Table2.A1" office:value-type="string">
              <text:p text:style-name="P3">Mask</text:p>
            </table:table-cell>
            <table:table-cell table:style-name="Table2.A1" office:value-type="string">
              <text:p text:style-name="P3">Next Hop</text:p>
            </table:table-cell>
            <table:table-cell table:style-name="Table2.A1" office:value-type="string">
              <text:p text:style-name="P3">Outgoing Interface</text:p>
            </table:table-cell>
            <table:table-cell table:style-name="Table2.E1" office:value-type="string">
              <text:p text:style-name="P3">Comment</text:p>
            </table:table-cell>
          </table:table-row>
        </table:table-header-rows>
        <table:table-row>
          <table:table-cell table:style-name="Table2.A2" office:value-type="string">
            <text:p text:style-name="P4"><text:span text:style-name="Source_20_Text">192.168.2.0</text:span></text:p>
          </table:table-cell>
          <table:table-cell table:style-name="Table2.A2" office:value-type="string">
            <text:p text:style-name="P4"><text:span text:style-name="Source_20_Text">255.255.255.0</text:span> (/24)</text:p>
          </table:table-cell>
          <table:table-cell table:style-name="Table2.A2" office:value-type="string">
            <text:p text:style-name="Table_20_Contents">—</text:p>
          </table:table-cell>
          <table:table-cell table:style-name="Table2.A2" office:value-type="string">
            <text:p text:style-name="Table_20_Contents"><text:span text:style-name="Source_20_Text">GigabitEthernet0/0</text:span></text:p>
          </table:table-cell>
          <table:table-cell table:style-name="Table2.E2" office:value-type="string">
            <text:p text:style-name="Table_20_Contents">LAN2</text:p>
          </table:table-cell>
        </table:table-row>
        <table:table-row>
          <table:table-cell table:style-name="Table2.A2" office:value-type="string">
            <text:p text:style-name="P4"><text:span text:style-name="Source_20_Text">192.168.3.0</text:span></text:p>
          </table:table-cell>
          <table:table-cell table:style-name="Table2.A2" office:value-type="string">
            <text:p text:style-name="P4"><text:span text:style-name="Source_20_Text">255.255.255.252</text:span> (/30)</text:p>
          </table:table-cell>
          <table:table-cell table:style-name="Table2.A2" office:value-type="string">
            <text:p text:style-name="Table_20_Contents">—</text:p>
          </table:table-cell>
          <table:table-cell table:style-name="Table2.A2" office:value-type="string">
            <text:p text:style-name="Table_20_Contents"><text:span text:style-name="Source_20_Text">GigabitEthernet0/1</text:span></text:p>
          </table:table-cell>
          <table:table-cell table:style-name="Table2.E2" office:value-type="string">
            <text:p text:style-name="Table_20_Contents">Link to R1</text:p>
          </table:table-cell>
        </table:table-row>
        <table:table-row>
          <table:table-cell table:style-name="Table2.A2" office:value-type="string">
            <text:p text:style-name="P4"><text:span text:style-name="Source_20_Text">192.168.1.0</text:span></text:p>
          </table:table-cell>
          <table:table-cell table:style-name="Table2.A2" office:value-type="string">
            <text:p text:style-name="P4"><text:span text:style-name="Source_20_Text">255.255.255.0</text:span> (/24)</text:p>
          </table:table-cell>
          <table:table-cell table:style-name="Table2.A2" office:value-type="string">
            <text:p text:style-name="Table_20_Contents"><text:span text:style-name="Source_20_Text"><text:span text:style-name="T1">192.168.3.1</text:span></text:span></text:p>
          </table:table-cell>
          <table:table-cell table:style-name="Table2.A2" office:value-type="string">
            <text:p text:style-name="Table_20_Contents"><text:span text:style-name="Source_20_Text">GigabitEthernet0/1</text:span></text:p>
          </table:table-cell>
          <table:table-cell table:style-name="Table2.E2" office:value-type="string">
            <text:p text:style-name="Table_20_Contents">static route via R1</text:p>
          </table:table-cell>
        </table:table-row>
      </table:table>
      <text:p text:style-name="Standard"/>
      <text:p text:style-name="Standard"/>
      <text:p text:style-name="P5">Router R1 Configuration:</text:p>
      <text:p text:style-name="P5"/>
      <text:p text:style-name="P6">enable</text:p>
      <text:p text:style-name="P6">configure terminal</text:p>
      <text:p text:style-name="P6"/>
      <text:p text:style-name="P6">interface gig0/0</text:p>
      <text:p text:style-name="P6"><text:s text:c="3"/>ip address 192.168.1.1 255.255.255.0</text:p>
      <text:p text:style-name="P6"><text:s text:c="3"/>no shutdown</text:p>
      <text:p text:style-name="P6">exit</text:p>
      <text:p text:style-name="P6"/>
      <text:p text:style-name="P6">interface gig0/1</text:p>
      <text:p text:style-name="P6"><text:s text:c="2"/>ip address 192.168.3.1 255.255.255.252</text:p>
      <text:p text:style-name="P6"><text:s text:c="2"/>no shutdown</text:p>
      <text:p text:style-name="P6">exit</text:p>
      <text:p text:style-name="P6"/>
      <text:p text:style-name="P6">ip route 192.168.2.0 255.255.255.0 192.168.3.2</text:p>
      <text:p text:style-name="P6"/>
      <text:p text:style-name="P6">line vty 0 4</text:p>
      <text:p text:style-name="P6"><text:s text:c="2"/>password cisco</text:p>
      <text:p text:style-name="P6"><text:s text:c="2"/>login <text:span text:style-name="T2">local</text:span></text:p>
      <text:p text:style-name="P6"><text:s text:c="2"/>transport input <text:span text:style-name="T3">all</text:span></text:p>
      <text:p text:style-name="P6">exit</text:p>
      <text:p text:style-name="P6"><text:soft-page-break/></text:p>
      <text:p text:style-name="P6">hostname R1</text:p>
      <text:p text:style-name="P6">ip domain-name example.com</text:p>
      <text:p text:style-name="P6">crypto key generate rsa</text:p>
      <text:p text:style-name="P6">1024</text:p>
      <text:p text:style-name="P6">username admin password admin123</text:p>
      <text:p text:style-name="P6">end</text:p>
      <text:p text:style-name="P6">wr</text:p>
      <text:p text:style-name="P6"/>
      <text:p text:style-name="P7">Router R2 Configuration</text:p>
      <text:p text:style-name="P7"/>
      <text:p text:style-name="P8"/>
      <text:p text:style-name="P9">enable</text:p>
      <text:p text:style-name="P9">configure terminal</text:p>
      <text:p text:style-name="P9"/>
      <text:p text:style-name="P9">interface gig0/0</text:p>
      <text:p text:style-name="P9"><text:s text:c="3"/>ip address 192.168.<text:span text:style-name="T4">2</text:span>.1 255.255.255.0</text:p>
      <text:p text:style-name="P9"><text:s text:c="3"/>no shutdown</text:p>
      <text:p text:style-name="P9">exit</text:p>
      <text:p text:style-name="P9"/>
      <text:p text:style-name="P9">interface gig0/1</text:p>
      <text:p text:style-name="P9"><text:s text:c="2"/>ip address 192.168.3.<text:span text:style-name="T5">2</text:span> 255.255.255.252</text:p>
      <text:p text:style-name="P9"><text:s text:c="2"/>no shutdown</text:p>
      <text:p text:style-name="P9">exit</text:p>
      <text:p text:style-name="P9"/>
      <text:p text:style-name="P9">ip route 192.168.<text:span text:style-name="T4">1</text:span>.0 255.255.255.0 192.168.3.<text:span text:style-name="T4">1</text:span></text:p>
      <text:p text:style-name="P9"/>
      <text:p text:style-name="P9">line vty 0 4</text:p>
      <text:p text:style-name="P9"><text:s text:c="2"/>password cisco</text:p>
      <text:p text:style-name="P9"><text:s text:c="2"/>login <text:span text:style-name="T2">local</text:span></text:p>
      <text:p text:style-name="P9"><text:s text:c="2"/>transport input <text:span text:style-name="T3">all</text:span></text:p>
      <text:p text:style-name="P9">exit</text:p>
      <text:p text:style-name="P9"/>
      <text:p text:style-name="P9">hostname R<text:span text:style-name="T6">2</text:span></text:p>
      <text:p text:style-name="P9">ip domain-name example.com</text:p>
      <text:p text:style-name="P9">crypto key generate rsa</text:p>
      <text:p text:style-name="P9">1024</text:p>
      <text:p text:style-name="P9">username admin password admin123</text:p>
      <text:p text:style-name="P9">end</text:p>
      <text:p text:style-name="P9">w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2T04:40:42.677600700</meta:creation-date>
    <dc:date>2025-11-12T04:50:52.953917000</dc:date>
    <meta:editing-duration>PT7M16S</meta:editing-duration>
    <meta:editing-cycles>12</meta:editing-cycles>
    <meta:generator>LibreOffice/25.8.2.2$Windows_X86_64 LibreOffice_project/d401f2107ccab8f924a8e2df40f573aab7605b6f</meta:generator>
    <meta:print-date>2025-11-12T04:50:50.571447500</meta:print-date>
    <meta:document-statistic meta:table-count="2" meta:image-count="0" meta:object-count="0" meta:page-count="2" meta:paragraph-count="90" meta:word-count="178" meta:character-count="1337" meta:non-whitespace-character-count="1213"/>
  </office:meta>
</office:document-meta>
</file>